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bc9c" officeooo:paragraph-rsid="0018bc9c"/>
    </style:style>
    <style:style style:name="P2" style:family="paragraph" style:parent-style-name="Standard">
      <style:text-properties officeooo:rsid="0019aeb6" officeooo:paragraph-rsid="0019aeb6"/>
    </style:style>
    <style:style style:name="P3" style:family="paragraph" style:parent-style-name="Standard">
      <style:text-properties officeooo:rsid="001b3a3e" officeooo:paragraph-rsid="001b3a3e"/>
    </style:style>
    <style:style style:name="T1" style:family="text">
      <style:text-properties officeooo:rsid="001ce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de uso: Crear producto</text:p>
      <text:p text:style-name="P1">Usuario: Cliente</text:p>
      <text:p text:style-name="P1">Requisitos: El usuario debe haber iniciado sesión previamente</text:p>
      <text:p text:style-name="P1"/>
      <text:p text:style-name="P1">Curso de eventos típico:</text:p>
      <text:p text:style-name="P1"/>
      <text:p text:style-name="P2">El usuario se autentifica en el sistema y se dirige a la página de productos. Un formulario aparece con el que el usuario podrá añadir un producto. El usuario introduce la información requerida del producto y pulsa enviar. Los datos son enviados y el servidor responde con éxito. Un mensaje informativo es mostrado al usuario indicando que el producto se ha creado con éxito.</text:p>
      <text:p text:style-name="P2"/>
      <text:p text:style-name="P3">Curso alternativo de eventos:</text:p>
      <text:p text:style-name="P3"/>
      <text:p text:style-name="P3">1. <text:span text:style-name="T1">Si el token expira se avisa al usuario para que vuelva a iniciar sesió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30T15:54:24.465000000</dc:date>
    <meta:editing-duration>PT5M56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102" meta:character-count="607" meta:non-whitespace-character-count="512"/>
  </office:meta>
</office:document-meta>
</file>